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8cm" fo:min-width="0.127cm" draw:shadow="hidden" draw:shadow-offset-x="0.035cm" draw:shadow-offset-y="0.035cm" draw:shadow-opacity="50%" loext:shadow-blur="0.176cm"/>
    </style:style>
    <style:style style:name="gr2" style:family="graphic" style:parent-style-name="objectwithoutfill">
      <style:graphic-properties svg:stroke-color="#000000" draw:fill="solid" draw:fill-color="#ffffff" draw:textarea-vertical-align="middle" draw:shadow="hidden" draw:shadow-offset-x="0.035cm" draw:shadow-offset-y="0.035cm" draw:shadow-opacity="50%" loext:shadow-blur="0.176cm"/>
    </style:style>
    <style:style style:name="gr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cm" fo:min-width="0cm" draw:shadow="visible" draw:shadow-offset-x="0.035cm" draw:shadow-offset-y="0.035cm" draw:shadow-opacity="50%" loext:shadow-blur="0.176cm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 fo:min-height="0.25cm" fo:min-width="0.2cm" draw:shadow="visible" draw:shadow-offset-x="0.035cm" draw:shadow-offset-y="0.035cm" draw:shadow-opacity="50%" loext:shadow-blur="0.176cm"/>
      <style:paragraph-properties style:writing-mode="lr-tb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 fo:min-height="0.883cm" fo:min-width="0.3cm" draw:shadow="visible" draw:shadow-offset-x="0.035cm" draw:shadow-offset-y="0.035cm" draw:shadow-opacity="50%" loext:shadow-blur="0.17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08cm" fo:min-width="0cm" draw:shadow="visible" draw:shadow-offset-x="0.035cm" draw:shadow-offset-y="0.035cm" draw:shadow-opacity="50%" loext:shadow-blur="0.17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 draw:shadow-offset-x="0.035cm" draw:shadow-offset-y="0.035cm" draw:shadow-opacity="50%" loext:shadow-blur="0.176cm"/>
    </style:style>
    <style:style style:name="gr8" style:family="graphic" style:parent-style-name="objectwithoutfill">
      <style:graphic-properties draw:fill="solid" draw:fill-color="#ffffff" draw:textarea-vertical-align="middle" draw:shadow="hidden" draw:shadow-offset-x="0.035cm" draw:shadow-offset-y="0.035cm" draw:shadow-opacity="50%" loext:shadow-blur="0.176cm"/>
    </style:style>
    <style:style style:name="gr9" style:family="graphic" style:parent-style-name="objectwithoutfill">
      <style:graphic-properties draw:fill="solid" draw:fill-color="#ffffff" draw:textarea-vertical-align="middle" draw:shadow="visible" draw:shadow-offset-x="0.035cm" draw:shadow-offset-y="0.035cm" draw:shadow-opacity="50%" loext:shadow-blur="0.176cm"/>
    </style:style>
    <style:style style:name="gr10" style:family="graphic" style:parent-style-name="Arrow_20_Line" style:list-style-name="L1">
      <style:graphic-properties draw:marker-start="Arrowheads_20_4" draw:marker-end="Arrowheads_20_4" draw:fill="solid" draw:fill-color="#ffffff" draw:textarea-vertical-align="middle" draw:line-distance="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="solid"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11pt" style:font-size-asian="11pt" style:font-size-complex="11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85cm" svg:height="0.888cm" svg:x="3.087cm" svg:y="6.54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2" draw:text-style-name="P1" draw:layer="layout" svg:x1="3.531cm" svg:y1="7.435cm" svg:x2="3.531cm" svg:y2="8.732cm">
            <text:p/>
          </draw:line>
          <draw:line draw:style-name="gr2" draw:text-style-name="P1" draw:layer="layout" svg:x1="3.156cm" svg:y1="7.708cm" svg:x2="3.904cm" svg:y2="7.708cm">
            <text:p/>
          </draw:line>
          <draw:line draw:style-name="gr2" draw:text-style-name="P1" draw:layer="layout" svg:x1="3.496cm" svg:y1="8.732cm" svg:x2="3.156cm" svg:y2="9.21cm">
            <text:p/>
          </draw:line>
          <draw:line draw:style-name="gr2" draw:text-style-name="P1" draw:layer="layout" svg:x1="3.565cm" svg:y1="8.732cm" svg:x2="3.905cm" svg:y2="9.21cm">
            <text:p/>
          </draw:line>
        </draw:g>
        <draw:g>
          <draw:custom-shape draw:style-name="gr3" draw:text-style-name="P2" draw:layer="layout" svg:width="0.254cm" svg:height="0.254cm" svg:x="3.722cm" svg:y="7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152cm" svg:height="0.678cm" draw:transform="skewX (-0.00296705972839043) rotate (-2.27940000310459) translate (4.4cm 7.88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4" draw:layer="layout" svg:width="0.7cm" svg:height="0.5cm" svg:x="6.5cm" svg:y="8.333cm">
          <text:p text:style-name="P3"><text:span text:style-name="T1">F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cm" svg:height="1.133cm" svg:x="8.9cm" svg:y="7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66cm" svg:height="0.466cm" svg:x="9.067cm" svg:y="8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05cm" svg:height="0.304cm" svg:x="9.148cm" svg:y="7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2.199cm" svg:height="0.715cm" svg:x="4.3cm" svg:y="7.9cm" svg:viewBox="0 0 2200 716" svg:d="M0 0c200 700 667 333 1000 500 200 300 1200 200 1200 200">
          <text:p/>
        </draw:path>
        <draw:path draw:style-name="gr9" draw:text-style-name="P1" draw:layer="layout" svg:width="1.699cm" svg:height="0.199cm" svg:x="7.2cm" svg:y="8.4cm" svg:viewBox="0 0 1700 200" svg:d="M0 200c800 0 1200-200 1200-200l500 200">
          <text:p/>
        </draw:path>
        <draw:measure draw:style-name="gr10" draw:text-style-name="P6" draw:layer="measurelines" svg:x1="4.5cm" svg:y1="9.1cm" svg:x2="8.818cm" svg:y2="9.1cm">
          <text:p text:style-name="P5"><text:span text:style-name="T2"><text:measure text:kind="gap"/></text:span><text:span text:style-name="T2"><text:measure text:kind="value">4.32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0T22:04:44.523775674</dc:date>
    <meta:editing-duration>PT5H20M18S</meta:editing-duration>
    <meta:editing-cycles>84</meta:editing-cycles>
    <meta:generator>LibreOffice/7.1.5.2$Linux_X86_64 LibreOffice_project/10$Build-2</meta:generator>
    <dc:creator>Alexander Refsum Jensenius</dc:creator>
    <meta:document-statistic meta:object-count="16"/>
  </office:meta>
</office:document-meta>
</file>